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tion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tionImpl.setBas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ation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ationImpl.NotationImpl( CoreDocumentImpl ownerDo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ationImpl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tationImpl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ationImpl.getBaseURI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tationImpl.setPublicI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tationImpl.setSystemI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